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9.28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1.376cm"/>
    </style:style>
    <style:style style:name="co5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0.556cm"/>
    </style:style>
    <style:style style:name="co7" style:family="table-column">
      <style:table-column-properties fo:break-before="auto" style:column-width="6.033cm"/>
    </style:style>
    <style:style style:name="co10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23.389cm"/>
    </style:style>
    <style:style style:name="co13" style:family="table-column">
      <style:table-column-properties fo:break-before="auto" style:column-width="2.258cm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cm" fo:break-before="auto" style:use-optimal-row-height="false"/>
    </style:style>
    <style:style style:name="ta2" style:family="table" style:master-page-name="PageStyle_5f_Articles">
      <style:table-properties table:display="true" style:writing-mode="lr-tb"/>
    </style:style>
    <style:style style:name="ta3" style:family="table" style:master-page-name="PageStyle_5f_URL">
      <style:table-properties table:display="true" style:writing-mode="lr-tb"/>
    </style:style>
    <style:style style:name="ta4" style:family="table" style:master-page-name="PageStyle_5f_Notes">
      <style:table-properties table:display="true" style:writing-mode="lr-tb"/>
    </style:style>
    <style:style style:name="ta5" style:family="table" style:master-page-name="PageStyle_5f_Livres">
      <style:table-properties table:display="true" style:writing-mode="lr-tb"/>
    </style:style>
    <style:style style:name="ce46" style:family="table-cell" style:parent-style-name="Default">
      <style:table-cell-properties fo:background-color="#b7b7b7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8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9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b7b7b7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93c47d" style:vertical-align="bottom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e06666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ackground-color="#ffd966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93c47d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vertical-align="bottom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vertical-align="bottom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b7b7b7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ff00" style:vertical-align="middle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b7b7b7"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7" style:family="table-cell" style:parent-style-name="Default">
      <style:table-cell-properties style:vertical-align="middle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e06666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d966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93c47d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b7b7b7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b7b7b7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93c47d"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e066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ackground-color="#ffd9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93c47d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Livres" table:style-name="ta5" table:print="false">
        <office:forms form:automatic-focus="false" form:apply-design-mode="false"/>
        <table:table-column table:style-name="co2" table:default-cell-style-name="ce19"/>
        <table:table-column table:style-name="co3" table:default-cell-style-name="ce19"/>
        <table:table-column table:style-name="co4" table:default-cell-style-name="ce26"/>
        <table:table-column table:style-name="co5" table:default-cell-style-name="ce19"/>
        <table:table-column table:style-name="co8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number-columns-repeated="248" table:default-cell-style-name="ce19"/>
        <table:table-column table:style-name="co13" table:number-columns-repeated="768" table:default-cell-style-name="ce19"/>
        <table:table-row table:style-name="ro5">
          <table:table-cell table:style-name="ce16" office:value-type="string" calcext:value-type="string">
            <text:p>Titre</text:p>
          </table:table-cell>
          <table:table-cell table:style-name="ce16" office:value-type="string" calcext:value-type="string">
            <text:p>Auteur</text:p>
          </table:table-cell>
          <table:table-cell table:style-name="ce22" office:value-type="string" calcext:value-type="string">
            <text:p>Année</text:p>
          </table:table-cell>
          <table:table-cell table:style-name="ce16" office:value-type="string" calcext:value-type="string">
            <text:p>Editeur</text:p>
          </table:table-cell>
          <table:table-cell table:style-name="ce16" office:value-type="string" calcext:value-type="string">
            <text:p>Divers</text:p>
          </table:table-cell>
          <table:table-cell table:style-name="ce16" office:value-type="string" calcext:value-type="string">
            <text:p>Disponibilité</text:p>
          </table:table-cell>
          <table:table-cell table:style-name="ce16" office:value-type="string" calcext:value-type="string">
            <text:p>Avancée</text:p>
          </table:table-cell>
          <table:table-cell table:style-name="ce31" office:value-type="string" calcext:value-type="string">
            <text:p><text:s/></text:p>
          </table:table-cell>
          <table:table-cell table:style-name="ce16" office:value-type="string" calcext:value-type="string">
            <text:p>Disponibilité</text:p>
          </table:table-cell>
          <table:table-cell table:style-name="ce16" office:value-type="string" calcext:value-type="string">
            <text:p>Avancée</text:p>
          </table:table-cell>
          <table:table-cell table:style-name="ce20" table:number-columns-repeated="2"/>
          <table:table-cell table:style-name="ce31" table:number-columns-repeated="14"/>
          <table:table-cell table:number-columns-repeated="998"/>
        </table:table-row>
        <table:table-row table:style-name="ro5">
          <table:table-cell table:style-name="ce17" office:value-type="string" calcext:value-type="string">
            <text:p>Art et ordinateurs</text:p>
          </table:table-cell>
          <table:table-cell table:style-name="ce20" office:value-type="string" calcext:value-type="string">
            <text:p>Abraham Moles</text:p>
          </table:table-cell>
          <table:table-cell table:style-name="ce23" office:value-type="float" office:value="1990" calcext:value-type="float">
            <text:p>1990</text:p>
          </table:table-cell>
          <table:table-cell table:style-name="ce20" office:value-type="string" calcext:value-type="string">
            <text:p>Blusson</text:p>
          </table:table-cell>
          <table:table-cell table:style-name="ce20" office:value-type="string" calcext:value-type="string">
            <text:p>voir aussi article http://www.persee.fr/doc/colan_0336-1500_1970_num_7_1_3816</text:p>
          </table:table-cell>
          <table:table-cell table:number-columns-repeated="2" table:style-name="ce28" office:value-type="string" calcext:value-type="string">
            <text:p><text:s/></text:p>
          </table:table-cell>
          <table:table-cell table:style-name="ce20" office:value-type="string" calcext:value-type="string">
            <text:p><text:s/></text:p>
          </table:table-cell>
          <table:table-cell table:style-name="ce28" office:value-type="string" calcext:value-type="string">
            <text:p>non-cherché</text:p>
          </table:table-cell>
          <table:table-cell table:style-name="ce28" office:value-type="string" calcext:value-type="string">
            <text:p>zéro</text:p>
          </table:table-cell>
          <table:table-cell table:number-columns-repeated="1014"/>
        </table:table-row>
        <table:table-row table:style-name="ro5">
          <table:table-cell table:style-name="ce17" office:value-type="string" calcext:value-type="string">
            <text:p>Experimental music; composition with an electronic computer</text:p>
          </table:table-cell>
          <table:table-cell table:style-name="ce20" office:value-type="string" calcext:value-type="string">
            <text:p>Hiller, Isaackson</text:p>
          </table:table-cell>
          <table:table-cell table:style-name="ce23" office:value-type="float" office:value="1959" calcext:value-type="float">
            <text:p>1959</text:p>
          </table:table-cell>
          <table:table-cell table:style-name="ce20" office:value-type="string" calcext:value-type="string">
            <text:p>McGraw-Hill</text:p>
          </table:table-cell>
          <table:table-cell table:style-name="ce27" office:value-type="string" calcext:value-type="string">
            <text:p><text:a xlink:href="http://archive.org/details/experimentalmusi00hill" xlink:type="simple">http://archive.org/details/experimentalmusi00hill</text:a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>
            <text:p><text:s/></text:p>
          </table:table-cell>
          <table:table-cell table:style-name="ce20"/>
          <table:table-cell table:style-name="ce29" office:value-type="string" calcext:value-type="string">
            <text:p>localisé</text:p>
          </table:table-cell>
          <table:table-cell table:style-name="ce29" office:value-type="string" calcext:value-type="string">
            <text:p>en cours</text:p>
          </table:table-cell>
          <table:table-cell table:number-columns-repeated="1014"/>
        </table:table-row>
        <table:table-row table:style-name="ro5">
          <table:table-cell table:style-name="ce17" office:value-type="string" calcext:value-type="string">
            <text:p>Musiques formelles</text:p>
          </table:table-cell>
          <table:table-cell table:style-name="ce20" office:value-type="string" calcext:value-type="string">
            <text:p>Iannis Xenakis</text:p>
          </table:table-cell>
          <table:table-cell table:style-name="ce23" office:value-type="float" office:value="1963" calcext:value-type="float">
            <text:p>1963</text:p>
          </table:table-cell>
          <table:table-cell table:style-name="ce20" table:number-columns-repeated="2"/>
          <table:table-cell table:style-name="ce30" office:value-type="string" calcext:value-type="string">
            <text:p><text:s/></text:p>
          </table:table-cell>
          <table:table-cell table:style-name="ce28" office:value-type="string" calcext:value-type="string">
            <text:p><text:s/></text:p>
          </table:table-cell>
          <table:table-cell table:style-name="ce20"/>
          <table:table-cell table:style-name="ce30" office:value-type="string" calcext:value-type="string">
            <text:p>en main</text:p>
          </table:table-cell>
          <table:table-cell table:style-name="ce30" office:value-type="string" calcext:value-type="string">
            <text:p>done</text:p>
          </table:table-cell>
          <table:table-cell table:number-columns-repeated="1014"/>
        </table:table-row>
        <table:table-row table:style-name="ro5">
          <table:table-cell table:style-name="ce17" office:value-type="string" calcext:value-type="string">
            <text:p>The algorithmic composer</text:p>
          </table:table-cell>
          <table:table-cell table:style-name="ce20" office:value-type="string" calcext:value-type="string">
            <text:p>David Cope</text:p>
          </table:table-cell>
          <table:table-cell table:style-name="ce23" office:value-type="float" office:value="2000" calcext:value-type="float">
            <text:p>2000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Théories de la composition musicale au XXe siècle</text:p>
          </table:table-cell>
          <table:table-cell table:style-name="ce20" office:value-type="string" calcext:value-type="string">
            <text:p>Feneyrou, Donin</text:p>
          </table:table-cell>
          <table:table-cell table:style-name="ce23" office:value-type="float" office:value="2013" calcext:value-type="float">
            <text:p>2013</text:p>
          </table:table-cell>
          <table:table-cell table:style-name="ce20"/>
          <table:table-cell table:style-name="ce20" office:value-type="string" calcext:value-type="string">
            <text:p>tome 2</text:p>
          </table:table-cell>
          <table:table-cell table:number-columns-repeated="2" table:style-name="ce28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Musica enchiriadis</text:p>
          </table:table-cell>
          <table:table-cell table:style-name="ce20" office:value-type="string" calcext:value-type="string">
            <text:p>Hucbald de St Amande</text:p>
          </table:table-cell>
          <table:table-cell table:style-name="ce23" office:value-type="float" office:value="895" calcext:value-type="float">
            <text:p>895</text:p>
          </table:table-cell>
          <table:table-cell table:style-name="ce20" table:number-columns-repeated="2"/>
          <table:table-cell table:number-columns-repeated="2" table:style-name="ce28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L'Oeuvre ouverte</text:p>
          </table:table-cell>
          <table:table-cell table:style-name="ce20" office:value-type="string" calcext:value-type="string">
            <text:p>Umberto Eco</text:p>
          </table:table-cell>
          <table:table-cell table:style-name="ce23" office:value-type="float" office:value="1965" calcext:value-type="float">
            <text:p>1965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Philosophie de la Nouvelle Musique</text:p>
          </table:table-cell>
          <table:table-cell table:style-name="ce20" office:value-type="string" calcext:value-type="string">
            <text:p>Theodor Adorno</text:p>
          </table:table-cell>
          <table:table-cell table:style-name="ce23" office:value-type="float" office:value="1962" calcext:value-type="float">
            <text:p>1962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La structure des révolutions scientifiques</text:p>
          </table:table-cell>
          <table:table-cell table:style-name="ce20" office:value-type="string" calcext:value-type="string">
            <text:p>Thomas Kuhn</text:p>
          </table:table-cell>
          <table:table-cell table:style-name="ce23" office:value-type="float" office:value="1972" calcext:value-type="float">
            <text:p>1972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Investigations philosophiques</text:p>
          </table:table-cell>
          <table:table-cell table:style-name="ce20" office:value-type="string" calcext:value-type="string">
            <text:p>Ludwig Wittgenstein</text:p>
          </table:table-cell>
          <table:table-cell table:style-name="ce23" office:value-type="float" office:value="1953" calcext:value-type="float">
            <text:p>1953</text:p>
          </table:table-cell>
          <table:table-cell table:style-name="ce20" table:number-columns-repeated="2"/>
          <table:table-cell table:style-name="ce30" office:value-type="string" calcext:value-type="string">
            <text:p><text:s/></text:p>
          </table:table-cell>
          <table:table-cell table:style-name="ce28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Introduction to Computer Music</text:p>
          </table:table-cell>
          <table:table-cell table:style-name="ce20" office:value-type="string" calcext:value-type="string">
            <text:p>Nick Collins</text:p>
          </table:table-cell>
          <table:table-cell table:style-name="ce23" office:value-type="float" office:value="2009" calcext:value-type="float">
            <text:p>2009</text:p>
          </table:table-cell>
          <table:table-cell table:style-name="ce20" office:value-type="string" calcext:value-type="string">
            <text:p>John Wiley &amp; Sons</text:p>
          </table:table-cell>
          <table:table-cell table:style-name="ce20" office:value-type="string" calcext:value-type="string">
            <text:p><text:s/></text:p>
          </table:table-cell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Schillinger System of Musical Composition</text:p>
          </table:table-cell>
          <table:table-cell table:style-name="ce20" office:value-type="string" calcext:value-type="string">
            <text:p>Joseph Schillinger</text:p>
          </table:table-cell>
          <table:table-cell table:style-name="ce23" office:value-type="float" office:value="1946" calcext:value-type="float">
            <text:p>1946</text:p>
          </table:table-cell>
          <table:table-cell table:style-name="ce20" office:value-type="string" calcext:value-type="string">
            <text:p>C. Fischer, Inc.</text:p>
          </table:table-cell>
          <table:table-cell table:style-name="ce20" office:value-type="string" calcext:value-type="string">
            <text:p><text:s/></text:p>
          </table:table-cell>
          <table:table-cell table:number-columns-repeated="2" table:style-name="ce28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La quête inachevée</text:p>
          </table:table-cell>
          <table:table-cell table:style-name="ce20" office:value-type="string" calcext:value-type="string">
            <text:p>Karl Popper</text:p>
          </table:table-cell>
          <table:table-cell table:style-name="ce23" office:value-type="float" office:value="1981" calcext:value-type="float">
            <text:p>1981</text:p>
          </table:table-cell>
          <table:table-cell table:style-name="ce20"/>
          <table:table-cell table:style-name="ce27" office:value-type="string" calcext:value-type="string">
            <text:p><text:a xlink:href="http://les3mecs.free.fr/ECRITS/POPPER.HTM" xlink:type="simple">http://les3mecs.free.fr/ECRITS/POPPER.HTM</text:a></text:p>
          </table:table-cell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Things that talk: object lessons from art and science</text:p>
          </table:table-cell>
          <table:table-cell table:style-name="ce20" office:value-type="string" calcext:value-type="string">
            <text:p>Lorraine Daston</text:p>
          </table:table-cell>
          <table:table-cell table:style-name="ce23" office:value-type="float" office:value="2004" calcext:value-type="float">
            <text:p>2004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Objectivity</text:p>
          </table:table-cell>
          <table:table-cell table:style-name="ce20" office:value-type="string" calcext:value-type="string">
            <text:p>Daston, Gallison</text:p>
          </table:table-cell>
          <table:table-cell table:style-name="ce23" office:value-type="float" office:value="2010" calcext:value-type="float">
            <text:p>2010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Les théories de l'art</text:p>
          </table:table-cell>
          <table:table-cell table:style-name="ce21" office:value-type="string" calcext:value-type="string">
            <text:p>Anne Cauquelin</text:p>
          </table:table-cell>
          <table:table-cell table:style-name="ce24" office:value-type="float" office:value="1998" calcext:value-type="float">
            <text:p>1998</text:p>
          </table:table-cell>
          <table:table-cell table:style-name="ce21" office:value-type="string" calcext:value-type="string">
            <text:p>Que sais-je ?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La philosophie de l'art</text:p>
          </table:table-cell>
          <table:table-cell table:style-name="ce21" office:value-type="string" calcext:value-type="string">
            <text:p>Jean Lacoste</text:p>
          </table:table-cell>
          <table:table-cell table:style-name="ce24" office:value-type="float" office:value="1981" calcext:value-type="float">
            <text:p>1981</text:p>
          </table:table-cell>
          <table:table-cell table:style-name="ce21" office:value-type="string" calcext:value-type="string">
            <text:p>Que sais-je ?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L'art numérique</text:p>
          </table:table-cell>
          <table:table-cell table:style-name="ce21" office:value-type="string" calcext:value-type="string">
            <text:p>Coucheau, Hillaire</text:p>
          </table:table-cell>
          <table:table-cell table:style-name="ce24" office:value-type="float" office:value="2003" calcext:value-type="float">
            <text:p>2003</text:p>
          </table:table-cell>
          <table:table-cell table:style-name="ce21" office:value-type="string" calcext:value-type="string">
            <text:p>Flammarion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8" office:value-type="string" calcext:value-type="string">
            <text:p>Histoire de la musique</text:p>
          </table:table-cell>
          <table:table-cell table:style-name="ce21" office:value-type="string" calcext:value-type="string">
            <text:p>Bernard Wodon</text:p>
          </table:table-cell>
          <table:table-cell table:style-name="ce24" office:value-type="float" office:value="2014" calcext:value-type="float">
            <text:p>2014</text:p>
          </table:table-cell>
          <table:table-cell table:style-name="ce21" office:value-type="string" calcext:value-type="string">
            <text:p>Larousse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Histoire de l'informatique</text:p>
          </table:table-cell>
          <table:table-cell table:style-name="ce21" office:value-type="string" calcext:value-type="string">
            <text:p>Philippe Breton</text:p>
          </table:table-cell>
          <table:table-cell table:style-name="ce24" office:value-type="float" office:value="1987" calcext:value-type="float">
            <text:p>1987</text:p>
          </table:table-cell>
          <table:table-cell table:style-name="ce21" office:value-type="string" calcext:value-type="string">
            <text:p>La découverte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La musique des sphères</text:p>
          </table:table-cell>
          <table:table-cell table:style-name="ce21" office:value-type="string" calcext:value-type="string">
            <text:p>Jamie James</text:p>
          </table:table-cell>
          <table:table-cell table:style-name="ce24" office:value-type="float" office:value="1993" calcext:value-type="float">
            <text:p>1993</text:p>
          </table:table-cell>
          <table:table-cell table:style-name="ce21" office:value-type="string" calcext:value-type="string">
            <text:p>Éditions du Rocher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New computational paradigms for computer music</text:p>
          </table:table-cell>
          <table:table-cell table:style-name="ce21" office:value-type="string" calcext:value-type="string">
            <text:p>Assayag, Gerzso</text:p>
          </table:table-cell>
          <table:table-cell table:style-name="ce24" office:value-type="float" office:value="2009" calcext:value-type="float">
            <text:p>2009</text:p>
          </table:table-cell>
          <table:table-cell table:style-name="ce21" office:value-type="string" calcext:value-type="string">
            <text:p>Delatour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Composers and the Computer</text:p>
          </table:table-cell>
          <table:table-cell table:style-name="ce21"/>
          <table:table-cell table:style-name="ce24" office:value-type="float" office:value="1985" calcext:value-type="float">
            <text:p>1985</text:p>
          </table:table-cell>
          <table:table-cell table:style-name="ce21" office:value-type="string" calcext:value-type="string">
            <text:p>William Kaufmann, Inc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Colliding Worlds</text:p>
          </table:table-cell>
          <table:table-cell table:style-name="ce21"/>
          <table:table-cell table:style-name="ce24"/>
          <table:table-cell table:style-name="ce21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8" office:value-type="string" calcext:value-type="string">
            <text:p>Art+Science Now</text:p>
          </table:table-cell>
          <table:table-cell table:style-name="ce21" office:value-type="string" calcext:value-type="string">
            <text:p>Stephen Wilson</text:p>
          </table:table-cell>
          <table:table-cell table:style-name="ce24"/>
          <table:table-cell table:style-name="ce21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La musique du temps réel</text:p>
          </table:table-cell>
          <table:table-cell table:style-name="ce17"/>
          <table:table-cell table:style-name="ce25"/>
          <table:table-cell table:style-name="ce17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style-name="ce17" table:number-columns-repeated="4"/>
          <table:table-cell table:number-columns-repeated="1013"/>
        </table:table-row>
        <table:table-row table:style-name="ro5" table:number-rows-repeated="50">
          <table:table-cell table:style-name="ce17" table:number-columns-repeated="2"/>
          <table:table-cell table:style-name="ce25"/>
          <table:table-cell table:style-name="ce17" table:number-columns-repeated="8"/>
          <table:table-cell table:number-columns-repeated="1013"/>
        </table:table-row>
        <table:table-row table:style-name="ro5" table:number-rows-repeated="922">
          <table:table-cell table:style-name="ce17"/>
          <table:table-cell table:style-name="ce20"/>
          <table:table-cell table:style-name="ce23"/>
          <table:table-cell table:number-columns-repeated="1021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ticles" table:style-name="ta2" table:print="false">
        <table:table-column table:style-name="co2" table:default-cell-style-name="ce48"/>
        <table:table-column table:style-name="co3" table:default-cell-style-name="ce49"/>
        <table:table-column table:style-name="co4" table:default-cell-style-name="ce51"/>
        <table:table-column table:style-name="co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2">
          <table:table-cell table:style-name="ce46" office:value-type="string" calcext:value-type="string">
            <text:p>Titre</text:p>
          </table:table-cell>
          <table:table-cell table:style-name="ce46" office:value-type="string" calcext:value-type="string">
            <text:p>Auteur</text:p>
          </table:table-cell>
          <table:table-cell table:style-name="ce50" office:value-type="string" calcext:value-type="string">
            <text:p>Année</text:p>
          </table:table-cell>
          <table:table-cell table:style-name="ce46" office:value-type="string" calcext:value-type="string">
            <text:p>Editeur</text:p>
          </table:table-cell>
          <table:table-cell table:style-name="ce46" office:value-type="string" calcext:value-type="string">
            <text:p>Divers</text:p>
          </table:table-cell>
          <table:table-cell table:style-name="ce46" office:value-type="string" calcext:value-type="string">
            <text:p>Disponibilité</text:p>
          </table:table-cell>
          <table:table-cell table:style-name="ce46" office:value-type="string" calcext:value-type="string">
            <text:p>Avancée</text:p>
          </table:table-cell>
          <table:table-cell table:style-name="ce54" office:value-type="string" calcext:value-type="string">
            <text:p><text:s/></text:p>
          </table:table-cell>
          <table:table-cell table:style-name="ce46" office:value-type="string" calcext:value-type="string">
            <text:p>Disponibilité</text:p>
          </table:table-cell>
          <table:table-cell table:style-name="ce46" office:value-type="string" calcext:value-type="string">
            <text:p>Avancée</text:p>
          </table:table-cell>
          <table:table-cell table:style-name="ce49" table:number-columns-repeated="2"/>
          <table:table-cell table:style-name="ce57" table:number-columns-repeated="14"/>
          <table:table-cell table:number-columns-repeated="230"/>
        </table:table-row>
        <table:table-row table:style-name="ro2">
          <table:table-cell table:style-name="ce47" office:value-type="string" calcext:value-type="string">
            <text:p>La littérature algorithmique : frontière entre auteur et lecteur</text:p>
          </table:table-cell>
          <table:table-cell office:value-type="string" calcext:value-type="string">
            <text:p>Natalie Berkman</text:p>
          </table:table-cell>
          <table:table-cell/>
          <table:table-cell table:style-name="ce49" table:number-columns-repeated="2"/>
          <table:table-cell table:style-name="ce52" office:value-type="string" calcext:value-type="string">
            <text:p><text:a xlink:href="http://associationgeorgesperec.fr/IMG/pdf/nberkman.pdf" xlink:type="simple">http://associationgeorgesperec.fr/IMG/pdf/nberkman.pdf</text:a></text:p>
          </table:table-cell>
          <table:table-cell table:style-name="ce53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style-name="ce53" office:value-type="string" calcext:value-type="string">
            <text:p>non-cherché</text:p>
          </table:table-cell>
          <table:table-cell table:style-name="ce53" office:value-type="string" calcext:value-type="string">
            <text:p>zéro</text:p>
          </table:table-cell>
          <table:table-cell table:number-columns-repeated="246"/>
        </table:table-row>
        <table:table-row table:style-name="ro2">
          <table:table-cell table:style-name="ce47" office:value-type="string" calcext:value-type="string">
            <text:p>... wie die Zeit vergeht...</text:p>
          </table:table-cell>
          <table:table-cell office:value-type="string" calcext:value-type="string">
            <text:p>Karlheinz Stockhausen</text:p>
          </table:table-cell>
          <table:table-cell office:value-type="float" office:value="1956" calcext:value-type="float">
            <text:p>1956</text:p>
          </table:table-cell>
          <table:table-cell table:style-name="ce49" table:number-columns-repeated="2"/>
          <table:table-cell table:style-name="ce52" office:value-type="string" calcext:value-type="string">
            <text:p><text:a xlink:href="https://www.scribd.com/doc/38997986/Wie-Die-Zeit-Vergeht" xlink:type="simple">https://www.scribd.com/doc/38997986/Wie-Die-Zeit-Vergeht</text:a></text:p>
          </table:table-cell>
          <table:table-cell table:style-name="ce53" office:value-type="string" calcext:value-type="string">
            <text:p><text:s/></text:p>
          </table:table-cell>
          <table:table-cell table:style-name="ce49"/>
          <table:table-cell table:style-name="ce55" office:value-type="string" calcext:value-type="string">
            <text:p>localisé</text:p>
          </table:table-cell>
          <table:table-cell table:style-name="ce55" office:value-type="string" calcext:value-type="string">
            <text:p>en cours</text:p>
          </table:table-cell>
          <table:table-cell table:number-columns-repeated="246"/>
        </table:table-row>
        <table:table-row table:style-name="ro2">
          <table:table-cell table:style-name="ce47" office:value-type="string" calcext:value-type="string">
            <text:p>Wittgenstein et la musique</text:p>
          </table:table-cell>
          <table:table-cell office:value-type="string" calcext:value-type="string">
            <text:p>Dieter Birnbacher</text:p>
          </table:table-cell>
          <table:table-cell office:value-type="float" office:value="2000" calcext:value-type="float">
            <text:p>2000</text:p>
          </table:table-cell>
          <table:table-cell table:style-name="ce49" office:value-type="string" calcext:value-type="string">
            <text:p>Revue philosophique de Louvain</text:p>
          </table:table-cell>
          <table:table-cell table:style-name="ce49"/>
          <table:table-cell table:style-name="ce52" office:value-type="string" calcext:value-type="string">
            <text:p><text:a xlink:href="http://www.persee.fr/doc/phlou_0035-3841_2000_num_98_3_7318" xlink:type="simple">http://www.persee.fr/doc/phlou_0035-3841_2000_num_98_3_7318</text:a></text:p>
          </table:table-cell>
          <table:table-cell table:style-name="ce53" office:value-type="string" calcext:value-type="string">
            <text:p><text:s/></text:p>
          </table:table-cell>
          <table:table-cell table:style-name="ce49"/>
          <table:table-cell table:style-name="ce56" office:value-type="string" calcext:value-type="string">
            <text:p>en main</text:p>
          </table:table-cell>
          <table:table-cell table:style-name="ce56" office:value-type="string" calcext:value-type="string">
            <text:p>done</text:p>
          </table:table-cell>
          <table:table-cell table:number-columns-repeated="246"/>
        </table:table-row>
        <table:table-row table:style-name="ro2" table:number-rows-repeated="9">
          <table:table-cell table:style-name="ce47"/>
          <table:table-cell table:number-columns-repeated="2"/>
          <table:table-cell table:style-name="ce49" table:number-columns-repeated="4"/>
          <table:table-cell table:number-columns-repeated="249"/>
        </table:table-row>
        <table:table-row table:style-name="ro2" table:number-rows-repeated="986">
          <table:table-cell table:number-columns-repeated="256"/>
        </table:table-row>
        <table:table-row table:style-name="ro2">
          <table:table-cell/>
          <table:table-cell table:style-name="Default" table:number-columns-repeated="2"/>
          <table:table-cell table:number-columns-repeated="253"/>
        </table:table-row>
      </table:table>
      <table:table table:name="URL" table:style-name="ta3" table:print="false">
        <table:table-column table:style-name="co10" table:number-columns-repeated="2" table:default-cell-style-name="ce54"/>
        <table:table-column table:style-name="co8" table:default-cell-style-name="ce49"/>
        <table:table-column table:style-name="co8" table:number-columns-repeated="253" table:default-cell-style-name="Default"/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Nom</text:p>
          </table:table-cell>
          <table:table-cell table:style-name="ce54" office:value-type="string" calcext:value-type="string">
            <text:p>Auteur</text:p>
          </table:table-cell>
          <table:table-cell table:style-name="ce57" table:number-columns-repeated="23"/>
          <table:table-cell table:number-columns-repeated="230"/>
        </table:table-row>
        <table:table-row table:style-name="ro2">
          <table:table-cell table:style-name="ce58" office:value-type="string" calcext:value-type="string">
            <text:p><text:a xlink:href="http://algorithmic.net/" xlink:type="simple">algorithmic.net</text:a></text:p>
          </table:table-cell>
          <table:table-cell table:style-name="ce58" office:value-type="string" calcext:value-type="string">
            <text:p><text:a xlink:href="http://Algorithmic.Net/" xlink:type="simple">Algorithmic.Net</text:a></text:p>
          </table:table-cell>
          <table:table-cell office:value-type="string" calcext:value-type="string">
            <text:p>Christopher Ariza</text:p>
          </table:table-cell>
          <table:table-cell table:number-columns-repeated="253"/>
        </table:table-row>
        <table:table-row table:style-name="ro2">
          <table:table-cell table:style-name="ce49" table:number-columns-repeated="2"/>
          <table:table-cell table:number-columns-repeated="254"/>
        </table:table-row>
      </table:table>
      <table:table table:name="Notes" table:style-name="ta4" table:print="false">
        <office:forms form:automatic-focus="false" form:apply-design-mode="false"/>
        <table:table-column table:style-name="co12" table:default-cell-style-name="ce75"/>
        <table:table-column table:style-name="co8" table:number-columns-repeated="255" table:default-cell-style-name="Default"/>
        <table:table-row table:style-name="ro2">
          <table:table-cell office:value-type="string" calcext:value-type="string">
            <text:p>langages de programmation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"Algorithmic revolution" in the arts</text:p>
          </table:table-cell>
          <table:table-cell table:number-columns-repeated="255"/>
        </table:table-row>
        <table:table-row table:style-name="ro2">
          <table:table-cell table:style-name="ce84" office:value-type="string" calcext:value-type="string">
            <text:p><text:a xlink:href="https://fr.wikipedia.org/wiki/Art_numÃ©rique#Bibliographie" xlink:type="simple">https://fr.wikipedia.org/wiki/Art_num%C3%A9rique#Bibliographie</text:a>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Thèse(s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Okopenko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Biblio Bernhard Günther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AX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Radikalen Konstruktivismu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La musique et l’axiom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riza (flexatone, MIT open courses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ottfried Micahel Koenig (Projekt 1…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RTClib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Ilya Prigogin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osch, Ulrich, "Systemtheorie und Komponieren. Anmerkungen zu Karlheinz Essls kompositorischem Ansatz"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Essl, “Die Tradition ist ein Fußballfeld…”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Weibel, P. (2005) ’Die Algorithmische Revolution. Zur Geschichte der interaktiven Kunst’, in: Weibel, P. (ed.), Die Algorithmische Revolution. Karlsruhe: ZKM, pp. 1–5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lso compare to György Ligeti's orchestral work Lontano (1967), where wisps of memories of Wagner, Bruckner, and Mahler rise from a fog of tone clusters. Nonetheless, these reminiscences originate from the listener himself, and cannot be directly read from the score.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rticles de Golo Föllmer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Stockhausen, “Wie die Zeit vergeht”</text:p>
          </table:table-cell>
          <table:table-cell table:number-columns-repeated="255"/>
        </table:table-row>
        <table:table-row table:style-name="ro2">
          <table:table-cell table:style-name="ce84" office:value-type="string" calcext:value-type="string">
            <text:p><text:a xlink:href="https://mitpress.mit.edu/books/machine-musicianship" xlink:type="simple">https://mitpress.mit.edu/books/machine-musicianship</text:a></text:p>
          </table:table-cell>
          <table:table-cell table:number-columns-repeated="255"/>
        </table:table-row>
        <table:table-row table:style-name="ro2">
          <table:table-cell table:style-name="ce84" office:value-type="string" calcext:value-type="string">
            <text:p><text:a xlink:href="https://books.google.at/books?id=2bzWBQAAQBAJ&amp;printsec=frontcover&amp;hl=de#v=onepage&amp;q&amp;f=false" xlink:type="simple">https://books.google.at/books?id=2bzWBQAAQBAJ&amp;printsec=frontcover&amp;hl=de#v=onepage&amp;q&amp;f=false</text:a></text:p>
          </table:table-cell>
          <table:table-cell table:number-columns-repeated="255"/>
        </table:table-row>
        <table:table-row table:style-name="ro4">
          <table:table-cell table:style-name="Default" office:value-type="string" calcext:value-type="string">
            <text:p>Live coding</text:p>
          </table:table-cell>
          <table:table-cell table:number-columns-repeated="255"/>
        </table:table-row>
        <table:table-row table:style-name="ro4">
          <table:table-cell table:style-name="Default" office:value-type="string" calcext:value-type="string">
            <text:p>Génération automatique</text:p>
          </table:table-cell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22:21:21.389493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vres" style:display-name="PageStyle_Liv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s" style:display-name="PageStyle_Artic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RL" style:display-name="PageStyle_UR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22:41:39.397114503</dc:date>
    <meta:editing-duration>PT8M46S</meta:editing-duration>
    <meta:editing-cycles>5</meta:editing-cycles>
    <meta:generator>LibreOffice/4.2.8.2$Linux_X86_64 LibreOffice_project/420m0$Build-2</meta:generator>
    <meta:document-statistic meta:table-count="4" meta:cell-count="220" meta:object-count="0"/>
  </office:meta>
</office:document-meta>
</file>